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0.9854in"/>
    </style:style>
    <style:style style:name="Table1.C" style:family="table-column">
      <style:table-column-properties style:column-width="2.7556in"/>
    </style:style>
    <style:style style:name="Table1.D" style:family="table-column">
      <style:table-column-properties style:column-width="1.27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margin-top="0in" fo:margin-bottom="0.0555in" style:contextual-spacing="false" fo:break-before="page"/>
    </style:style>
    <style:style style:name="P5" style:family="paragraph" style:parent-style-name="Heading_20_2">
      <style:text-properties officeooo:rsid="00169e49" officeooo:paragraph-rsid="00169e49"/>
    </style:style>
    <style:style style:name="P6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3">
      <style:text-properties officeooo:paragraph-rsid="001753a1"/>
    </style:style>
    <style:style style:name="P11" style:family="paragraph" style:parent-style-name="Heading_20_4">
      <style:text-properties officeooo:paragraph-rsid="001753a1"/>
    </style:style>
    <style:style style:name="P12" style:family="paragraph" style:parent-style-name="Standard">
      <style:text-properties officeooo:paragraph-rsid="001753a1"/>
    </style:style>
    <style:style style:name="P13" style:family="paragraph" style:parent-style-name="Table_20_Contents">
      <style:text-properties officeooo:paragraph-rsid="001753a1"/>
    </style:style>
    <style:style style:name="P14" style:family="paragraph" style:parent-style-name="Heading_20_3">
      <style:text-properties officeooo:rsid="001753a1" officeooo:paragraph-rsid="001753a1"/>
    </style:style>
    <style:style style:name="P15" style:family="paragraph" style:parent-style-name="Standard">
      <style:text-properties officeooo:rsid="001753a1" officeooo:paragraph-rsid="001753a1"/>
    </style:style>
    <style:style style:name="P16" style:family="paragraph" style:parent-style-name="Table_20_Contents">
      <style:text-properties officeooo:rsid="001753a1" officeooo:paragraph-rsid="001753a1"/>
    </style:style>
    <style:style style:name="P17" style:family="paragraph" style:parent-style-name="Standard">
      <style:text-properties officeooo:rsid="00192053" officeooo:paragraph-rsid="00192053"/>
    </style:style>
    <style:style style:name="P18" style:family="paragraph" style:parent-style-name="Table_20_Contents">
      <style:text-properties officeooo:rsid="00192053" officeooo:paragraph-rsid="00192053"/>
    </style:style>
    <style:style style:name="P19" style:family="paragraph" style:parent-style-name="Table_20_Contents">
      <style:text-properties officeooo:rsid="00192053" officeooo:paragraph-rsid="00192597"/>
    </style:style>
    <style:style style:name="P20" style:family="paragraph" style:parent-style-name="Standard">
      <style:text-properties fo:font-weight="bold" officeooo:rsid="00192053" officeooo:paragraph-rsid="00192053" style:font-weight-asian="bold" style:font-weight-complex="bold"/>
    </style:style>
    <style:style style:name="P21" style:family="paragraph" style:parent-style-name="Table_20_Contents">
      <style:text-properties fo:font-weight="bold" officeooo:rsid="00192053" officeooo:paragraph-rsid="00192053" style:font-weight-asian="bold" style:font-weight-complex="bold"/>
    </style:style>
    <style:style style:name="P22" style:family="paragraph" style:parent-style-name="Table_20_Contents">
      <style:text-properties fo:font-weight="bold" officeooo:rsid="00192053" officeooo:paragraph-rsid="00192597" style:font-weight-asian="bold" style:font-weight-complex="bold"/>
    </style:style>
    <style:style style:name="P23" style:family="paragraph" style:parent-style-name="Table_20_Contents">
      <style:text-properties fo:font-weight="bold" officeooo:rsid="001753a1" officeooo:paragraph-rsid="001753a1" style:font-weight-asian="bold" style:font-weight-complex="bold"/>
    </style:style>
    <style:style style:name="P24" style:family="paragraph" style:parent-style-name="Standard">
      <style:text-properties officeooo:paragraph-rsid="00192597"/>
    </style:style>
    <style:style style:name="P25" style:family="paragraph" style:parent-style-name="Table_20_Contents">
      <style:text-properties officeooo:paragraph-rsid="00192597"/>
    </style:style>
    <style:style style:name="P26" style:family="paragraph" style:parent-style-name="Standard">
      <style:text-properties officeooo:rsid="001b519a" officeooo:paragraph-rsid="001b519a"/>
    </style:style>
    <style:style style:name="P27" style:family="paragraph" style:parent-style-name="Heading_20_1">
      <style:text-properties officeooo:rsid="00219a2f" officeooo:paragraph-rsid="00219a2f"/>
    </style:style>
    <style:style style:name="P28" style:family="paragraph" style:parent-style-name="Heading_20_1">
      <style:text-properties officeooo:rsid="0023ee5b" officeooo:paragraph-rsid="0023ee5b"/>
    </style:style>
    <style:style style:name="P29" style:family="paragraph" style:parent-style-name="Figure_20_Index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>
      <style:paragraph-properties fo:text-align="center" style:justify-single-word="false"/>
      <style:text-properties officeooo:rsid="002228af" officeooo:paragraph-rsid="002228af"/>
    </style:style>
    <style:style style:name="P38" style:family="paragraph" style:parent-style-name="Standard">
      <style:text-properties officeooo:rsid="0023ee5b" officeooo:paragraph-rsid="0023ee5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text:display="true"/>
    </style:style>
    <style:style style:name="T10" style:family="text">
      <style:text-properties style:language-asian="es" style:country-asian="EC"/>
    </style:style>
    <style:style style:name="T11" style:family="text">
      <style:text-properties officeooo:rsid="00120935"/>
    </style:style>
    <style:style style:name="T12" style:family="text">
      <style:text-properties officeooo:rsid="00169e49"/>
    </style:style>
    <style:style style:name="T13" style:family="text">
      <style:text-properties officeooo:rsid="001753a1"/>
    </style:style>
    <style:style style:name="T14" style:family="text">
      <style:text-properties officeooo:rsid="0019259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3" loext:marker-style-name="T3"><text:span text:style-name="T3">UNIVERSIDAD POLITÉCNICA SALESIANA</text:span><text:span text:style-name="T3"/></text:p>
      <text:p text:style-name="P3" loext:marker-style-name="T5"><text:span text:style-name="T5">Carrera de Computación</text:span><text:span text:style-name="T5"/></text:p>
      <text:p text:style-name="P3">PROYECTO DE VINCULACIÓN EMBLEMÁTICO E INTERDISCIPLINAR <text:line-break/>“Aplicación de herramientas tecnológicas para la innovación en unidades educativas” </text:p>
      <text:p text:style-name="P3" loext:marker-style-name="T6"><text:span text:style-name="T6">TIC-InnovaEdu</text:span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 loext:marker-style-name="T4"><text:span text:style-name="T4">&lt;Nombre del proyecto&gt;</text:span><text:span text:style-name="T4"/></text:p>
      <text:p text:style-name="P37" loext:marker-style-name="T7"><text:span text:style-name="T7">Informe de Dispositivo Electrónico</text:span></text:p>
      <text:p text:style-name="P3" loext:marker-style-name="T7"><text:span text:style-name="T7">Versión 1.0.0</text:span><text:span text:style-name="T7"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2">Febrero</text:span>, 202<text:span text:style-name="T11">5</text:span></text:p>
      <text:p text:style-name="P3">Guayaquil, Ecuador</text:p>
      <text:h text:style-name="P2" text:outline-level="1"><text:bookmark-start text:name="__RefHeading___Toc7701_1180081898"/><text:bookmark-start text:name="_Toc183103779"/>Historial de Versionamiento<text:bookmark-end text:name="__RefHeading___Toc7701_1180081898"/><text:bookmark-end text:name="_Toc18310377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8"><text:span text:style-name="T8">Fecha</text:span><text:span text:style-name="T8"/></text:p>
          </table:table-cell>
          <table:table-cell table:style-name="Table1.A1" office:value-type="string">
            <text:p text:style-name="P1" loext:marker-style-name="T8"><text:span text:style-name="T8">Versión</text:span><text:span text:style-name="T8"/></text:p>
          </table:table-cell>
          <table:table-cell table:style-name="Table1.A1" office:value-type="string">
            <text:p text:style-name="P1" loext:marker-style-name="T8"><text:span text:style-name="T8">Descripción</text:span><text:span text:style-name="T8"/></text:p>
          </table:table-cell>
          <table:table-cell table:style-name="Table1.A1" office:value-type="string">
            <text:p text:style-name="P1" loext:marker-style-name="T8"><text:span text:style-name="T8">Responsable</text:span><text:span text:style-name="T8"/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9">Contenido</text:p>
          </text:index-title>
          <text:p text:style-name="P30"><text:a xlink:type="simple" xlink:href="#__RefHeading___Toc7701_1180081898" text:style-name="Index_20_Link" text:visited-style-name="Index_20_Link">Historial de Versionamiento<text:tab/>2</text:a></text:p>
          <text:p text:style-name="P30"><text:a xlink:type="simple" xlink:href="#__RefHeading___Toc7703_1180081898" text:style-name="Index_20_Link" text:visited-style-name="Index_20_Link">Listado de tablas<text:tab/>4</text:a></text:p>
          <text:p text:style-name="P30"><text:a xlink:type="simple" xlink:href="#__RefHeading___Toc7705_1180081898" text:style-name="Index_20_Link" text:visited-style-name="Index_20_Link">Listado de gráficos<text:tab/>5</text:a></text:p>
          <text:p text:style-name="P30"><text:a xlink:type="simple" xlink:href="#__RefHeading___Toc7707_1180081898" text:style-name="Index_20_Link" text:visited-style-name="Index_20_Link">Introducción<text:tab/>6</text:a></text:p>
          <text:p text:style-name="P30"><text:a xlink:type="simple" xlink:href="#__RefHeading___Toc7709_1180081898" text:style-name="Index_20_Link" text:visited-style-name="Index_20_Link">Diseño del Dispositivo Electrónico<text:tab/>6</text:a></text:p>
          <text:p text:style-name="P31"><text:a xlink:type="simple" xlink:href="#__RefHeading___Toc7709_1180081898%20Copy%202" text:style-name="Index_20_Link" text:visited-style-name="Index_20_Link">Presupuesto<text:tab/>6</text:a></text:p>
        </text:index-body>
      </text:table-of-content>
      <text:p text:style-name="Standard"/>
      <text:p text:style-name="Standard"/>
      <text:p text:style-name="Standard"/>
      <text:h text:style-name="P4" text:outline-level="1"><text:bookmark-start text:name="__RefHeading___Toc7703_1180081898"/><text:bookmark-start text:name="_Toc183103780"/>Listado de tablas<text:bookmark-end text:name="__RefHeading___Toc7703_1180081898"/><text:bookmark-end text:name="_Toc183103780"/></text:h>
      <text:illustration-index text:style-name="Sect1" text:protected="true" text:name="Table of Figures1">
        <text:illustration-index-source text:caption-sequence-name="Tabl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9" loext:marker-style-name="T10"><text:a xlink:type="simple" xlink:href="#_Toc183102753" text:style-name="Index_20_Link" text:visited-style-name="Index_20_Link">Tabla 1. Listado de los stakeholders.<text:span text:style-name="T9"><text:tab/>6</text:span></text:a></text:p>
        </text:index-body>
      </text:illustration-index>
      <text:p text:style-name="Standard"/>
      <text:p text:style-name="Standard"/>
      <text:p text:style-name="Standard"/>
      <text:h text:style-name="P4" text:outline-level="1"><text:bookmark-start text:name="__RefHeading___Toc7705_1180081898"/><text:bookmark-start text:name="_Toc183103781"/>Listado de gráficos<text:bookmark-end text:name="__RefHeading___Toc7705_1180081898"/><text:bookmark-end text:name="_Toc183103781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_RefHeading___Toc7707_1180081898"/><text:bookmark-start text:name="_Toc183103782"/>Introducción<text:bookmark-end text:name="__RefHeading___Toc7707_1180081898"/><text:bookmark-end text:name="_Toc183103782"/></text:h>
      <text:p text:style-name="P38">Describir cómo funciona el dispositivo electrónico con el juego interactivo.</text:p>
      <text:p text:style-name="Standard"/>
      <text:p text:style-name="Standard"/>
      <text:h text:style-name="P28" text:outline-level="1"><text:bookmark-start text:name="__RefHeading___Toc7709_1180081898"/>Diseño del Dispositivo Electrónico<text:bookmark-end text:name="__RefHeading___Toc7709_1180081898"/></text:h>
      <text:p text:style-name="P38">Presentar el diseño y especificar los elementos que lo componen.</text:p>
      <text:p text:style-name="P26"/>
      <text:p text:style-name="P26"/>
      <text:p text:style-name="P26"/>
      <text:h text:style-name="P27" text:outline-level="2"><text:bookmark-start text:name="__RefHeading___Toc7709_1180081898 Copy 2"/>Presupuesto<text:bookmark-end text:name="__RefHeading___Toc7709_1180081898 Copy 2"/></text:h>
      <text:p text:style-name="P38">Especificar el presupuesto utilizado en el dispositivo electrónic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s" style:country-asian="EC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Marginalia" style:family="paragraph" style:parent-style-name="Standard" loext:linked-style-name="Texto_20_comentario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 loext:linked-style-name="Marginalia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language="es" fo:country="ES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Página </text:span><text:span text:style-name="MT1"><text:page-number style:num-format="1" text:select-page="current">6</text:page-number></text:span><text:span text:style-name="MT2"><text:s/>de </text:span><text:span text:style-name="MT1"><text:page-count style:num-format="1">6</text:page-count></text:span></text:p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Omar Pizarro Vasquez</meta:initial-creator>
    <dc:creator>Guillermo Pizarro</dc:creator>
    <meta:editing-cycles>36</meta:editing-cycles>
    <meta:creation-date>2024-11-21T17:30:00</meta:creation-date>
    <dc:date>2025-02-06T19:53:54.836409180</dc:date>
    <meta:editing-duration>PT5H32M12S</meta:editing-duration>
    <meta:generator>LibreOffice/24.2.7.2$Linux_X86_64 LibreOffice_project/420$Build-2</meta:generator>
    <meta:document-statistic meta:table-count="1" meta:image-count="0" meta:object-count="0" meta:page-count="6" meta:paragraph-count="31" meta:word-count="116" meta:character-count="860" meta:non-whitespace-character-count="773"/>
    <meta:user-defined meta:name="AppVersion">16.0000</meta:user-defined>
    <meta:template xlink:type="simple" xlink:actuate="onRequest" xlink:title="Normal.dotm" xlink:href=""/>
  </office:meta>
</office:document-meta>
</file>